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ce Roll A</text:p>
          </table:table-cell>
          <table:table-cell office:value-type="string" calcext:value-type="string">
            <text:p>Dice Roll B</text:p>
          </table:table-cell>
          <table:table-cell office:value-type="string" calcext:value-type="string">
            <text:p>Character</text:p>
          </table:table-cell>
          <table:table-cell/>
          <table:table-cell table:style-name="Default" office:value-type="string" calcext:value-type="string">
            <text:p>First Ru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  <table:table-cell table:style-name="Default" office:value-type="string" calcext:value-type="string">
            <text:p>Need: </text:p>
          </table:table-cell>
          <table:table-cell table:formula="of:=8*13" office:value-type="float" office:value="104" calcext:value-type="float">
            <text:p>104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  <table:table-cell table:style-name="Default" office:value-type="string" calcext:value-type="string">
            <text:p>Position</text:p>
          </table:table-cell>
          <table:table-cell office:value-type="string" calcext:value-type="string">
            <text:p>Result A</text:p>
          </table:table-cell>
          <table:table-cell office:value-type="string" calcext:value-type="string">
            <text:p>Result B</text:p>
          </table:table-cell>
          <table:table-cell table:style-name="Default" office:value-type="string" calcext:value-type="string">
            <text:p>Maps to</text:p>
          </table:table-cell>
          <table:table-cell/>
          <table:table-cell table:style-name="ce1" office:value-type="string" calcext:value-type="string">
            <text:p>Combined Result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/>
          <table:table-cell table:formula="of:=[.F4]*10 + [.G4]"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Grap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/>
          <table:table-cell table:formula="of:=[.F5]*10 + [.G5]" office:value-type="float" office:value="43" calcext:value-type="float">
            <text:p>43</text:p>
          </table:table-cell>
          <table:table-cell/>
          <table:table-cell table:formula="of:=KURT([.J4:.J107])" office:value-type="float" office:value="-1.28987489531721" calcext:value-type="float">
            <text:p>-1.28987489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F6]*10 + [.G6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F7]*10 + [.G7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F8]*10 + [.G8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</text:p>
          </table:table-cell>
          <table:table-cell/>
          <table:table-cell table:formula="of:=[.F9]*10 + [.G9]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table:formula="of:=[.F10]*10 + [.G10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F11]*10 + [.G11]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  <table:table-cell table:formula="of:=[.F12]*10 + [.G12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/>
          <table:table-cell table:formula="of:=[.F13]*10 + [.G13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h</text:p>
          </table:table-cell>
          <table:table-cell/>
          <table:table-cell table:formula="of:=[.F14]*10 + [.G14]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$</text:p>
          </table:table-cell>
          <table:table-cell/>
          <table:table-cell table:formula="of:=[.F15]*10 + [.G15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$</text:p>
          </table:table-cell>
          <table:table-cell/>
          <table:table-cell table:formula="of:=[.F16]*10 + [.G16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u</text:p>
          </table:table-cell>
          <table:table-cell/>
          <table:table-cell table:formula="of:=[.F17]*10 + [.G1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18]*10 + [.G1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19]*10 + [.G1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20]*10 + [.G20]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[.F21]*10 + [.G21]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F22]*10 + [.G22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F23]*10 + [.G23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24]*10 + [.G24]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25]*10 + [.G25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F26]*10 + [.G26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F27]*10 + [.G27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28]*10 + [.G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29]*10 + [.G2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F30]*10 + [.G30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1]*10 + [.G31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F32]*10 + [.G32]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33]*10 + [.G33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4]*10 + [.G34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F35]*10 + [.G35]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36]*10 + [.G36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37]*10 + [.G37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38]*10 + [.G38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39]*10 + [.G39]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formula="of:=[.F40]*10 + [.G40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1]*10 + [.G41]"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42]*10 + [.G42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43]*10 + [.G43]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44]*10 + [.G44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F45]*10 + [.G45]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F46]*10 + [.G46]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47]*10 + [.G47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F48]*10 + [.G48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49]*10 + [.G49]"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50]*10 + [.G50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51]*10 + [.G51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F52]*10 + [.G52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F53]*10 + [.G53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[.F54]*10 + [.G54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55]*10 + [.G55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F56]*10 + [.G56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F57]*10 + [.G5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58]*10 + [.G58]"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59]*10 + [.G59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60]*10 + [.G60]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61]*10 + [.G61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62]*10 + [.G6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F63]*10 + [.G63]"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F64]*10 + [.G64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!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F65]*10 + [.G65]"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@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66]*10 + [.G66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F67]*10 + [.G67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F68]*10 + [.G68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69]*10 + [.G69]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^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[.F70]*10 + [.G70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F71]*10 + [.G7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72]*10 + [.G7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73]*10 + [.G73]"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74]*10 + [.G7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=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75]*10 + [.G7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76]*10 + [.G76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77]*10 + [.G7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[.F78]*10 + [.G78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}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F79]*10 + [.G79]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80]*10 + [.G80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F81]*10 + [.G8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F82]*10 + [.G82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83]*10 + [.G83]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84]*10 + [.G84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F85]*10 + [.G8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86]*10 + [.G86]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87]*10 + [.G87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88]*10 + [.G88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89]*10 + [.G89]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F90]*10 + [.G90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91]*10 + [.G91]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92]*10 + [.G92]"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93]*10 + [.G93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94]*10 + [.G94]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F95]*10 + [.G95]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F96]*10 + [.G96]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F97]*10 + [.G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[.F98]*10 + [.G98]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F99]*10 + [.G99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F100]*10 + [.G100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F101]*10 + [.G101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F102]*10 + [.G102]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F103]*10 + [.G103]"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F104]*10 + [.G104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105]*10 + [.G105]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F106]*10 + [.G106]"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F107]*10 + [.G107]" office:value-type="float" office:value="18" calcext:value-type="float">
            <text:p>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/00/0000</text:date>, <text:time style:data-style-name="N2" text:time-value="23:22:51.312439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3T22:16:39.625037958</meta:creation-date>
    <dc:date>2017-08-13T23:23:28.342861938</dc:date>
    <meta:editing-duration>PT19M16S</meta:editing-duration>
    <meta:editing-cycles>3</meta:editing-cycles>
    <meta:generator>LibreOffice/5.1.6.2$Linux_X86_64 LibreOffice_project/10m0$Build-2</meta:generator>
    <meta:document-statistic meta:table-count="1" meta:cell-count="683" meta:object-count="0"/>
  </office:meta>
</office:document-meta>
</file>